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6" style:parent-style-name="Normal" style:family="paragraph">
      <style:paragraph-properties style:text-autospace="none" fo:margin-bottom="0in" fo:line-height="100%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8" style:parent-style-name="Normal" style:family="paragraph">
      <style:paragraph-properties style:text-autospace="none" fo:margin-bottom="0in" fo:line-height="100%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8" style:parent-style-name="Normal" style:family="paragraph">
      <style:paragraph-properties style:text-autospace="none" fo:margin-bottom="0in" fo:line-height="100%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2" style:parent-style-name="Normal" style:family="paragraph">
      <style:paragraph-properties style:text-autospace="none" fo:margin-bottom="0in" fo:line-height="100%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7" style:parent-style-name="Normal" style:family="paragraph">
      <style:paragraph-properties style:text-autospace="none" fo:margin-bottom="0in" fo:line-height="100%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14" style:parent-style-name="Normal" style:family="paragraph">
      <style:paragraph-properties style:text-autospace="none" fo:margin-bottom="0in" fo:line-height="100%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6" style:parent-style-name="Normal" style:family="paragraph">
      <style:paragraph-properties style:text-autospace="none" fo:margin-bottom="0in" fo:line-height="100%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6" style:parent-style-name="Normal" style:family="paragraph">
      <style:paragraph-properties style:text-autospace="none" fo:margin-bottom="0in" fo:line-height="100%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1" style:parent-style-name="Normal" style:family="paragraph">
      <style:paragraph-properties style:text-autospace="none" fo:margin-bottom="0in" fo:line-height="100%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5" style:parent-style-name="Normal" style:family="paragraph">
      <style:paragraph-properties style:text-autospace="none" fo:margin-bottom="0in" fo:line-height="100%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58" style:parent-style-name="Normal" style:family="paragraph">
      <style:paragraph-properties style:text-autospace="none" fo:margin-bottom="0in" fo:line-height="100%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" style:parent-style-name="Normal" style:family="paragraph">
      <style:paragraph-properties style:text-autospace="none" fo:margin-bottom="0in" fo:line-height="100%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69" style:parent-style-name="Normal" style:family="paragraph">
      <style:paragraph-properties style:text-autospace="none" fo:margin-bottom="0in" fo:line-height="100%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77" style:parent-style-name="Normal" style:family="paragraph">
      <style:paragraph-properties style:text-autospace="none" fo:margin-bottom="0in" fo:line-height="100%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5" style:parent-style-name="Normal" style:family="paragraph">
      <style:paragraph-properties style:text-autospace="none" fo:margin-bottom="0in" fo:line-height="100%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90" style:parent-style-name="Normal" style:family="paragraph">
      <style:paragraph-properties style:text-autospace="none" fo:margin-bottom="0in" fo:line-height="100%"/>
    </style:style>
    <style:style style:name="T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8" style:parent-style-name="Normal" style:family="paragraph">
      <style:paragraph-properties style:text-autospace="none" fo:margin-bottom="0in" fo:line-height="100%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2" style:parent-style-name="Normal" style:family="paragraph">
      <style:paragraph-properties style:text-autospace="none" fo:margin-bottom="0in" fo:line-height="100%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6" style:parent-style-name="Normal" style:family="paragraph">
      <style:paragraph-properties style:text-autospace="none" fo:margin-bottom="0in" fo:line-height="100%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39" style:parent-style-name="Normal" style:family="paragraph">
      <style:paragraph-properties style:text-autospace="none" fo:margin-bottom="0in" fo:line-height="100%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9" style:parent-style-name="Normal" style:family="paragraph">
      <style:paragraph-properties style:text-autospace="none" fo:margin-bottom="0in" fo:line-height="100%"/>
    </style:style>
    <style:style style:name="T2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58" style:parent-style-name="Normal" style:family="paragraph">
      <style:paragraph-properties style:text-autospace="none" fo:margin-bottom="0in" fo:line-height="100%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68" style:parent-style-name="Normal" style:family="paragraph">
      <style:paragraph-properties style:text-autospace="none" fo:margin-bottom="0in" fo:line-height="100%"/>
    </style:style>
    <style:style style:name="T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71" style:parent-style-name="Normal" style:family="paragraph">
      <style:paragraph-properties style:text-autospace="none" fo:margin-bottom="0in" fo:line-height="100%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74" style:parent-style-name="Normal" style:family="paragraph">
      <style:paragraph-properties style:text-autospace="none" fo:margin-bottom="0in" fo:line-height="100%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77" style:parent-style-name="Normal" style:family="paragraph">
      <style:paragraph-properties style:text-autospace="none" fo:margin-bottom="0in" fo:line-height="100%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80" style:parent-style-name="Normal" style:family="paragraph">
      <style:paragraph-properties style:text-autospace="none" fo:margin-bottom="0in" fo:line-height="100%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83" style:parent-style-name="Normal" style:family="paragraph">
      <style:paragraph-properties style:text-autospace="none" fo:margin-bottom="0in" fo:line-height="100%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86" style:parent-style-name="Normal" style:family="paragraph">
      <style:paragraph-properties style:text-autospace="none" fo:margin-bottom="0in" fo:line-height="100%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92" style:parent-style-name="Normal" style:family="paragraph">
      <style:paragraph-properties style:text-autospace="none" fo:margin-bottom="0in" fo:line-height="100%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95" style:parent-style-name="Normal" style:family="paragraph">
      <style:paragraph-properties style:text-autospace="none" fo:margin-bottom="0in" fo:line-height="100%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0" style:parent-style-name="Normal" style:family="paragraph">
      <style:paragraph-properties style:text-autospace="none" fo:margin-bottom="0in" fo:line-height="100%"/>
    </style:style>
    <style:style style:name="T3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8" style:parent-style-name="Normal" style:family="paragraph">
      <style:paragraph-properties style:text-autospace="none" fo:margin-bottom="0in" fo:line-height="100%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19" style:parent-style-name="Normal" style:family="paragraph">
      <style:paragraph-properties style:text-autospace="none" fo:margin-bottom="0in" fo:line-height="100%"/>
    </style:style>
    <style:style style:name="T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7" style:parent-style-name="Normal" style:family="paragraph">
      <style:paragraph-properties style:text-autospace="none" fo:margin-bottom="0in" fo:line-height="100%"/>
    </style:style>
    <style:style style:name="T3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2" style:parent-style-name="Normal" style:family="paragraph">
      <style:paragraph-properties style:text-autospace="none" fo:margin-bottom="0in" fo:line-height="100%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1" style:parent-style-name="Normal" style:family="paragraph">
      <style:paragraph-properties style:text-autospace="none" fo:margin-bottom="0in" fo:line-height="100%"/>
    </style:style>
    <style:style style:name="T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3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5" style:parent-style-name="Normal" style:family="paragraph">
      <style:paragraph-properties style:text-autospace="none" fo:margin-bottom="0in" fo:line-height="100%"/>
    </style:style>
    <style:style style:name="T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9" style:parent-style-name="Normal" style:family="paragraph">
      <style:paragraph-properties style:text-autospace="none" fo:margin-bottom="0in" fo:line-height="100%"/>
    </style:style>
    <style:style style:name="T3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54" style:parent-style-name="Normal" style:family="paragraph">
      <style:paragraph-properties style:text-autospace="none" fo:margin-bottom="0in" fo:line-height="100%"/>
    </style:style>
    <style:style style:name="T3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57" style:parent-style-name="Normal" style:family="paragraph">
      <style:paragraph-properties style:text-autospace="none" fo:margin-bottom="0in" fo:line-height="100%"/>
    </style:style>
    <style:style style:name="T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62" style:parent-style-name="Normal" style:family="paragraph">
      <style:paragraph-properties style:text-autospace="none" fo:margin-bottom="0in" fo:line-height="100%"/>
    </style:style>
    <style:style style:name="T3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71" style:parent-style-name="Normal" style:family="paragraph">
      <style:paragraph-properties style:text-autospace="none" fo:margin-bottom="0in" fo:line-height="100%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74" style:parent-style-name="Normal" style:family="paragraph">
      <style:paragraph-properties style:text-autospace="none" fo:margin-bottom="0in" fo:line-height="100%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2" style:parent-style-name="Normal" style:family="paragraph">
      <style:paragraph-properties style:text-autospace="none" fo:margin-bottom="0in" fo:line-height="100%"/>
    </style:style>
    <style:style style:name="T3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90" style:parent-style-name="Normal" style:family="paragraph">
      <style:paragraph-properties style:text-autospace="none" fo:margin-bottom="0in" fo:line-height="100%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98" style:parent-style-name="Normal" style:family="paragraph">
      <style:paragraph-properties style:text-autospace="none" fo:margin-bottom="0in" fo:line-height="100%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12" style:parent-style-name="Normal" style:family="paragraph">
      <style:paragraph-properties style:text-autospace="none" fo:margin-bottom="0in" fo:line-height="100%"/>
    </style:style>
    <style:style style:name="T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21" style:parent-style-name="Normal" style:family="paragraph">
      <style:paragraph-properties style:text-autospace="none" fo:margin-bottom="0in" fo:line-height="100%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24" style:parent-style-name="Normal" style:family="paragraph">
      <style:paragraph-properties style:text-autospace="none" fo:margin-bottom="0in" fo:line-height="100%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431" style:parent-style-name="Normal" style:family="paragraph">
      <style:paragraph-properties style:text-autospace="none" fo:margin-bottom="0in" fo:line-height="100%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34" style:parent-style-name="Normal" style:family="paragraph">
      <style:paragraph-properties style:text-autospace="none" fo:margin-bottom="0in" fo:line-height="100%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38" style:parent-style-name="Normal" style:family="paragraph">
      <style:paragraph-properties style:text-autospace="none" fo:margin-bottom="0in" fo:line-height="100%"/>
    </style:style>
    <style:style style:name="T4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6" style:parent-style-name="Normal" style:family="paragraph">
      <style:paragraph-properties style:text-autospace="none" fo:margin-bottom="0in" fo:line-height="100%"/>
    </style:style>
    <style:style style:name="T4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55" style:parent-style-name="Normal" style:family="paragraph">
      <style:paragraph-properties style:text-autospace="none" fo:margin-bottom="0in" fo:line-height="100%"/>
    </style:style>
    <style:style style:name="T4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58" style:parent-style-name="Normal" style:family="paragraph">
      <style:paragraph-properties style:text-autospace="none" fo:margin-bottom="0in" fo:line-height="100%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2" style:parent-style-name="Normal" style:family="paragraph">
      <style:paragraph-properties style:text-autospace="none" fo:margin-bottom="0in" fo:line-height="100%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65" style:parent-style-name="Normal" style:family="paragraph">
      <style:paragraph-properties style:text-autospace="none" fo:margin-bottom="0in" fo:line-height="100%"/>
    </style:style>
    <style:style style:name="T4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73" style:parent-style-name="Normal" style:family="paragraph">
      <style:paragraph-properties style:text-autospace="none" fo:margin-bottom="0in" fo:line-height="100%"/>
    </style:style>
    <style:style style:name="T4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47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8" style:parent-style-name="Normal" style:family="paragraph">
      <style:paragraph-properties style:text-autospace="none" fo:margin-bottom="0in" fo:line-height="100%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81" style:parent-style-name="Normal" style:family="paragraph">
      <style:paragraph-properties style:text-autospace="none" fo:margin-bottom="0in" fo:line-height="100%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7" style:parent-style-name="Normal" style:family="paragraph">
      <style:paragraph-properties style:text-autospace="none" fo:margin-bottom="0in" fo:line-height="100%"/>
    </style:style>
    <style:style style:name="T4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91" style:parent-style-name="Normal" style:family="paragraph">
      <style:paragraph-properties style:text-autospace="none" fo:margin-bottom="0in" fo:line-height="100%"/>
    </style:style>
    <style:style style:name="T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49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95" style:parent-style-name="Normal" style:family="paragraph">
      <style:paragraph-properties style:text-autospace="none" fo:margin-bottom="0in" fo:line-height="100%"/>
    </style:style>
    <style:style style:name="T4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00" style:parent-style-name="Normal" style:family="paragraph">
      <style:paragraph-properties style:text-autospace="none" fo:margin-bottom="0in" fo:line-height="100%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03" style:parent-style-name="Normal" style:family="paragraph">
      <style:paragraph-properties style:text-autospace="none" fo:margin-bottom="0in" fo:line-height="100%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08" style:parent-style-name="Normal" style:family="paragraph">
      <style:paragraph-properties style:text-autospace="none" fo:margin-bottom="0in" fo:line-height="100%"/>
    </style:style>
    <style:style style:name="T5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11" style:parent-style-name="Normal" style:family="paragraph">
      <style:paragraph-properties style:text-autospace="none" fo:margin-bottom="0in" fo:line-height="100%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20" style:parent-style-name="Normal" style:family="paragraph">
      <style:paragraph-properties style:text-autospace="none" fo:margin-bottom="0in" fo:line-height="100%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23" style:parent-style-name="Normal" style:family="paragraph">
      <style:paragraph-properties style:text-autospace="none" fo:margin-bottom="0in" fo:line-height="100%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31" style:parent-style-name="Normal" style:family="paragraph">
      <style:paragraph-properties style:text-autospace="none" fo:margin-bottom="0in" fo:line-height="100%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36" style:parent-style-name="Normal" style:family="paragraph">
      <style:paragraph-properties style:text-autospace="none" fo:margin-bottom="0in" fo:line-height="100%"/>
    </style:style>
    <style:style style:name="T5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42" style:parent-style-name="Normal" style:family="paragraph">
      <style:paragraph-properties style:text-autospace="none" fo:margin-bottom="0in" fo:line-height="100%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6" style:parent-style-name="Normal" style:family="paragraph">
      <style:paragraph-properties style:text-autospace="none" fo:margin-bottom="0in" fo:line-height="100%"/>
    </style:style>
    <style:style style:name="T5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565" style:parent-style-name="Normal" style:family="paragraph">
      <style:paragraph-properties style:text-autospace="none" fo:margin-bottom="0in" fo:line-height="100%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68" style:parent-style-name="Normal" style:family="paragraph">
      <style:paragraph-properties style:text-autospace="none" fo:margin-bottom="0in" fo:line-height="100%"/>
    </style:style>
    <style:style style:name="T5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75" style:parent-style-name="Normal" style:family="paragraph">
      <style:paragraph-properties style:text-autospace="none" fo:margin-bottom="0in" fo:line-height="100%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578" style:parent-style-name="Normal" style:family="paragraph">
      <style:paragraph-properties style:text-autospace="none" fo:margin-bottom="0in" fo:line-height="100%"/>
    </style:style>
    <style:style style:name="T5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581" style:parent-style-name="Normal" style:family="paragraph">
      <style:paragraph-properties style:text-autospace="none" fo:margin-bottom="0in" fo:line-height="100%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584" style:parent-style-name="Normal" style:family="paragraph">
      <style:paragraph-properties style:text-autospace="none" fo:margin-bottom="0in" fo:line-height="100%"/>
    </style:style>
    <style:style style:name="T5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587" style:parent-style-name="Normal" style:family="paragraph">
      <style:paragraph-properties style:text-autospace="none" fo:margin-bottom="0in" fo:line-height="100%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5" style:parent-style-name="Normal" style:family="paragraph">
      <style:paragraph-properties style:text-autospace="none" fo:margin-bottom="0in" fo:line-height="100%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03" style:parent-style-name="Normal" style:family="paragraph">
      <style:paragraph-properties style:text-autospace="none" fo:margin-bottom="0in" fo:line-height="100%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06" style:parent-style-name="Normal" style:family="paragraph">
      <style:paragraph-properties style:text-autospace="none" fo:margin-bottom="0in" fo:line-height="100%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0" style:parent-style-name="Normal" style:family="paragraph">
      <style:paragraph-properties style:text-autospace="none" fo:margin-bottom="0in" fo:line-height="100%"/>
    </style:style>
    <style:style style:name="T6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15" style:parent-style-name="Normal" style:family="paragraph">
      <style:paragraph-properties style:text-autospace="none" fo:margin-bottom="0in" fo:line-height="100%"/>
    </style:style>
    <style:style style:name="T6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9" style:parent-style-name="Normal" style:family="paragraph">
      <style:paragraph-properties style:text-autospace="none" fo:margin-bottom="0in" fo:line-height="100%"/>
    </style:style>
    <style:style style:name="T6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3" style:parent-style-name="Normal" style:family="paragraph">
      <style:paragraph-properties style:text-autospace="none" fo:margin-bottom="0in" fo:line-height="100%"/>
    </style:style>
    <style:style style:name="T6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7" style:parent-style-name="Normal" style:family="paragraph">
      <style:paragraph-properties style:text-autospace="none" fo:margin-bottom="0in" fo:line-height="100%"/>
    </style:style>
    <style:style style:name="T6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31" style:parent-style-name="Normal" style:family="paragraph">
      <style:paragraph-properties style:text-autospace="none" fo:margin-bottom="0in" fo:line-height="100%"/>
    </style:style>
    <style:style style:name="T6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34" style:parent-style-name="Normal" style:family="paragraph">
      <style:paragraph-properties style:text-autospace="none" fo:margin-bottom="0in" fo:line-height="100%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2" style:parent-style-name="Normal" style:family="paragraph">
      <style:paragraph-properties style:text-autospace="none" fo:margin-bottom="0in" fo:line-height="100%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47" style:parent-style-name="Normal" style:family="paragraph">
      <style:paragraph-properties style:text-autospace="none" fo:margin-bottom="0in" fo:line-height="100%"/>
    </style:style>
    <style:style style:name="T6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650" style:parent-style-name="Normal" style:family="paragraph">
      <style:paragraph-properties style:text-autospace="none" fo:margin-bottom="0in" fo:line-height="100%"/>
    </style:style>
    <style:style style:name="T6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56" style:parent-style-name="Normal" style:family="paragraph">
      <style:paragraph-properties style:text-autospace="none" fo:margin-bottom="0in" fo:line-height="100%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6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60" style:parent-style-name="Normal" style:family="paragraph">
      <style:paragraph-properties style:text-autospace="none" fo:margin-bottom="0in" fo:line-height="100%"/>
    </style:style>
    <style:style style:name="T6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64" style:parent-style-name="Normal" style:family="paragraph">
      <style:paragraph-properties style:text-autospace="none" fo:margin-bottom="0in" fo:line-height="100%"/>
    </style:style>
    <style:style style:name="T6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69" style:parent-style-name="Normal" style:family="paragraph">
      <style:paragraph-properties style:text-autospace="none" fo:margin-bottom="0in" fo:line-height="100%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72" style:parent-style-name="Normal" style:family="paragraph">
      <style:paragraph-properties style:text-autospace="none" fo:margin-bottom="0in" fo:line-height="100%"/>
    </style:style>
    <style:style style:name="T6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77" style:parent-style-name="Normal" style:family="paragraph">
      <style:paragraph-properties style:text-autospace="none" fo:margin-bottom="0in" fo:line-height="100%"/>
    </style:style>
    <style:style style:name="T6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86" style:parent-style-name="Normal" style:family="paragraph">
      <style:paragraph-properties style:text-autospace="none" fo:margin-bottom="0in" fo:line-height="100%"/>
    </style:style>
    <style:style style:name="T6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89" style:parent-style-name="Normal" style:family="paragraph">
      <style:paragraph-properties style:text-autospace="none" fo:margin-bottom="0in" fo:line-height="100%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97" style:parent-style-name="Normal" style:family="paragraph">
      <style:paragraph-properties style:text-autospace="none" fo:margin-bottom="0in" fo:line-height="100%"/>
    </style:style>
    <style:style style:name="T6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02" style:parent-style-name="Normal" style:family="paragraph">
      <style:paragraph-properties style:text-autospace="none" fo:margin-bottom="0in" fo:line-height="100%"/>
    </style:style>
    <style:style style:name="T7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08" style:parent-style-name="Normal" style:family="paragraph">
      <style:paragraph-properties style:text-autospace="none" fo:margin-bottom="0in" fo:line-height="100%"/>
    </style:style>
    <style:style style:name="T7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16" style:parent-style-name="Normal" style:family="paragraph">
      <style:paragraph-properties style:text-autospace="none" fo:margin-bottom="0in" fo:line-height="100%"/>
    </style:style>
    <style:style style:name="T7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725" style:parent-style-name="Normal" style:family="paragraph">
      <style:paragraph-properties style:text-autospace="none" fo:margin-bottom="0in" fo:line-height="100%"/>
    </style:style>
    <style:style style:name="T7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3" style:parent-style-name="Normal" style:family="paragraph">
      <style:paragraph-properties style:text-autospace="none" fo:margin-bottom="0in" fo:line-height="100%"/>
    </style:style>
    <style:style style:name="T7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43" style:parent-style-name="Normal" style:family="paragraph">
      <style:paragraph-properties style:text-autospace="none" fo:margin-bottom="0in" fo:line-height="100%"/>
    </style:style>
    <style:style style:name="T7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53" style:parent-style-name="Normal" style:family="paragraph">
      <style:paragraph-properties style:text-autospace="none" fo:margin-bottom="0in" fo:line-height="100%"/>
    </style:style>
    <style:style style:name="T7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62" style:parent-style-name="Normal" style:family="paragraph">
      <style:paragraph-properties style:text-autospace="none" fo:margin-bottom="0in" fo:line-height="100%"/>
    </style:style>
    <style:style style:name="T7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6" style:parent-style-name="Normal" style:family="paragraph">
      <style:paragraph-properties style:text-autospace="none" fo:margin-bottom="0in" fo:line-height="100%"/>
    </style:style>
    <style:style style:name="T7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71" style:parent-style-name="Normal" style:family="paragraph">
      <style:paragraph-properties style:text-autospace="none" fo:margin-bottom="0in" fo:line-height="100%"/>
    </style:style>
    <style:style style:name="T7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76" style:parent-style-name="Normal" style:family="paragraph">
      <style:paragraph-properties style:text-autospace="none" fo:margin-bottom="0in" fo:line-height="100%"/>
    </style:style>
    <style:style style:name="T7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81" style:parent-style-name="Normal" style:family="paragraph">
      <style:paragraph-properties style:text-autospace="none" fo:margin-bottom="0in" fo:line-height="100%"/>
    </style:style>
    <style:style style:name="T7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86" style:parent-style-name="Normal" style:family="paragraph">
      <style:paragraph-properties style:text-autospace="none" fo:margin-bottom="0in" fo:line-height="100%"/>
    </style:style>
    <style:style style:name="T7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92" style:parent-style-name="Normal" style:family="paragraph">
      <style:paragraph-properties style:text-autospace="none" fo:margin-bottom="0in" fo:line-height="100%"/>
    </style:style>
    <style:style style:name="T7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98" style:parent-style-name="Normal" style:family="paragraph">
      <style:paragraph-properties style:text-autospace="none" fo:margin-bottom="0in" fo:line-height="100%"/>
    </style:style>
    <style:style style:name="T7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01" style:parent-style-name="Normal" style:family="paragraph">
      <style:paragraph-properties style:text-autospace="none" fo:margin-bottom="0in" fo:line-height="100%"/>
    </style:style>
    <style:style style:name="T8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0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10" style:parent-style-name="Normal" style:family="paragraph">
      <style:paragraph-properties style:text-autospace="none" fo:margin-bottom="0in" fo:line-height="100%"/>
    </style:style>
    <style:style style:name="T8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13" style:parent-style-name="Normal" style:family="paragraph">
      <style:paragraph-properties style:text-autospace="none" fo:margin-bottom="0in" fo:line-height="100%"/>
    </style:style>
    <style:style style:name="T8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22" style:parent-style-name="Normal" style:family="paragraph">
      <style:paragraph-properties style:text-autospace="none" fo:margin-bottom="0in" fo:line-height="100%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25" style:parent-style-name="Normal" style:family="paragraph">
      <style:paragraph-properties style:text-autospace="none" fo:margin-bottom="0in" fo:line-height="100%"/>
    </style:style>
    <style:style style:name="T8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30" style:parent-style-name="Normal" style:family="paragraph">
      <style:paragraph-properties style:text-autospace="none" fo:margin-bottom="0in" fo:line-height="100%"/>
    </style:style>
    <style:style style:name="T8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33" style:parent-style-name="Normal" style:family="paragraph">
      <style:paragraph-properties style:text-autospace="none" fo:margin-bottom="0in" fo:line-height="100%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37" style:parent-style-name="Normal" style:family="paragraph">
      <style:paragraph-properties style:text-autospace="none" fo:margin-bottom="0in" fo:line-height="100%"/>
    </style:style>
    <style:style style:name="T8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7" style:parent-style-name="Normal" style:family="paragraph">
      <style:paragraph-properties style:text-autospace="none" fo:margin-bottom="0in" fo:line-height="100%"/>
    </style:style>
    <style:style style:name="T8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52" style:parent-style-name="Normal" style:family="paragraph">
      <style:paragraph-properties style:text-autospace="none" fo:margin-bottom="0in" fo:line-height="100%"/>
    </style:style>
    <style:style style:name="T8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56" style:parent-style-name="Normal" style:family="paragraph">
      <style:paragraph-properties style:text-autospace="none" fo:margin-bottom="0in" fo:line-height="100%"/>
    </style:style>
    <style:style style:name="T8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859" style:parent-style-name="Normal" style:family="paragraph">
      <style:paragraph-properties style:text-autospace="none" fo:margin-bottom="0in" fo:line-height="100%"/>
    </style:style>
    <style:style style:name="T8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64" style:parent-style-name="Normal" style:family="paragraph">
      <style:paragraph-properties style:text-autospace="none" fo:margin-bottom="0in" fo:line-height="100%"/>
    </style:style>
    <style:style style:name="T8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67" style:parent-style-name="Normal" style:family="paragraph">
      <style:paragraph-properties style:text-autospace="none" fo:margin-bottom="0in" fo:line-height="100%"/>
    </style:style>
    <style:style style:name="T8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77" style:parent-style-name="Normal" style:family="paragraph">
      <style:paragraph-properties style:text-autospace="none" fo:margin-bottom="0in" fo:line-height="100%"/>
    </style:style>
    <style:style style:name="T8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81" style:parent-style-name="Normal" style:family="paragraph">
      <style:paragraph-properties style:text-autospace="none" fo:margin-bottom="0in" fo:line-height="100%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91" style:parent-style-name="Normal" style:family="paragraph">
      <style:paragraph-properties style:text-autospace="none" fo:margin-bottom="0in" fo:line-height="100%"/>
    </style:style>
    <style:style style:name="T8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96" style:parent-style-name="Normal" style:family="paragraph">
      <style:paragraph-properties style:text-autospace="none" fo:margin-bottom="0in" fo:line-height="100%"/>
    </style:style>
    <style:style style:name="T8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0" style:parent-style-name="Normal" style:family="paragraph">
      <style:paragraph-properties style:text-autospace="none" fo:margin-bottom="0in" fo:line-height="100%"/>
    </style:style>
    <style:style style:name="T9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903" style:parent-style-name="Normal" style:family="paragraph">
      <style:paragraph-properties style:text-autospace="none" fo:margin-bottom="0in" fo:line-height="100%"/>
    </style:style>
    <style:style style:name="T9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7" style:parent-style-name="Normal" style:family="paragraph">
      <style:paragraph-properties style:text-autospace="none" fo:margin-bottom="0in" fo:line-height="100%"/>
    </style:style>
    <style:style style:name="T9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9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11" style:parent-style-name="Normal" style:family="paragraph">
      <style:paragraph-properties style:text-autospace="none" fo:margin-bottom="0in" fo:line-height="100%"/>
    </style:style>
    <style:style style:name="T9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914" style:parent-style-name="Normal" style:family="paragraph">
      <style:paragraph-properties style:text-autospace="none" fo:margin-bottom="0in" fo:line-height="100%"/>
    </style:style>
    <style:style style:name="T9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19" style:parent-style-name="Normal" style:family="paragraph">
      <style:paragraph-properties style:text-autospace="none" fo:margin-bottom="0in" fo:line-height="100%"/>
    </style:style>
    <style:style style:name="T9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24" style:parent-style-name="Normal" style:family="paragraph">
      <style:paragraph-properties style:text-autospace="none" fo:margin-bottom="0in" fo:line-height="100%"/>
    </style:style>
    <style:style style:name="T9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929" style:parent-style-name="Normal" style:family="paragraph">
      <style:paragraph-properties style:text-autospace="none" fo:margin-bottom="0in" fo:line-height="100%"/>
    </style:style>
    <style:style style:name="T9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9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Imports</text:span><text:span text:style-name="T3"><text:s/>System.Data.SqlClient</text:span></text:p>
      <text:p text:style-name="P4"><text:span text:style-name="T5">Imports</text:span><text:span text:style-name="T6"><text:s/>System.Data</text:span></text:p>
      <text:p text:style-name="P7"><text:span text:style-name="T8">Imports</text:span><text:span text:style-name="T9"><text:s/>System.Text</text:span></text:p>
      <text:p text:style-name="P10"><text:span text:style-name="T11">Imports</text:span><text:span text:style-name="T12"><text:s/>System.Configuration</text:span></text:p>
      <text:p text:style-name="P13"/>
      <text:p text:style-name="P14"/>
      <text:p text:style-name="P15"><text:span text:style-name="T16">Public</text:span><text:span text:style-name="T17"><text:s/></text:span><text:span text:style-name="T18">Class</text:span><text:span text:style-name="T19"><text:s/></text:span><text:span text:style-name="T20">PVFC_Quiz</text:span></text:p>
      <text:p text:style-name="P21"><text:span text:style-name="T22"><text:s text:c="4"/></text:span><text:span text:style-name="T23">Inherits</text:span><text:span text:style-name="T24"><text:s/>System.Web.UI.Page</text:span></text:p>
      <text:p text:style-name="P25"/>
      <text:p text:style-name="P26"><text:span text:style-name="T27"><text:s text:c="4"/></text:span><text:span text:style-name="T28">Protected</text:span><text:span text:style-name="T29"><text:s/></text:span><text:span text:style-name="T30">Sub</text:span><text:span text:style-name="T31"><text:s/>Page_Load(</text:span><text:span text:style-name="T32">ByVal</text:span><text:span text:style-name="T33"><text:s/>sender<text:s/></text:span><text:span text:style-name="T34">As</text:span><text:span text:style-name="T35"><text:s/></text:span><text:span text:style-name="T36">Object</text:span><text:span text:style-name="T37">,<text:s/></text:span><text:span text:style-name="T38">ByVal</text:span><text:span text:style-name="T39"><text:s/>e<text:s/></text:span><text:span text:style-name="T40">As</text:span><text:span text:style-name="T41"><text:s/>System.EventArgs)<text:s/></text:span><text:span text:style-name="T42">Handles</text:span><text:span text:style-name="T43"><text:s/></text:span><text:span text:style-name="T44">Me</text:span><text:span text:style-name="T45">.Load</text:span></text:p>
      <text:p text:style-name="P46"><text:span text:style-name="T47"><text:s text:c="8"/></text:span><text:span text:style-name="T48">If</text:span><text:span text:style-name="T49"><text:s/></text:span><text:span text:style-name="T50">Not</text:span><text:span text:style-name="T51"><text:s/>IsPostBack<text:s/></text:span><text:span text:style-name="T52">Then</text:span></text:p>
      <text:p text:style-name="P53"><text:span text:style-name="T54"><text:s text:c="12"/></text:span><text:span text:style-name="T55">'Populating a DataTable from database.</text:span></text:p>
      <text:p text:style-name="P56"><text:span text:style-name="T57"><text:s text:c="12"/></text:span><text:span text:style-name="T58">Dim</text:span><text:span text:style-name="T59"><text:s/>dt<text:s/></text:span><text:span text:style-name="T60">As</text:span><text:span text:style-name="T61"><text:s/>DataTable =<text:s/></text:span><text:span text:style-name="T62">Me</text:span><text:span text:style-name="T63">.GetData()</text:span></text:p>
      <text:p text:style-name="P64"/>
      <text:p text:style-name="P65"><text:span text:style-name="T66"><text:s text:c="12"/></text:span><text:span text:style-name="T67">'Building an HTML string.</text:span></text:p>
      <text:p text:style-name="P68"><text:span text:style-name="T69"><text:s text:c="12"/></text:span><text:span text:style-name="T70">Dim</text:span><text:span text:style-name="T71"><text:s/>html<text:s/></text:span><text:span text:style-name="T72">As</text:span><text:span text:style-name="T73"><text:s/></text:span><text:span text:style-name="T74">New</text:span><text:span text:style-name="T75"><text:s/>StringBuilder()</text:span></text:p>
      <text:p text:style-name="P76"/>
      <text:p text:style-name="P77"><text:span text:style-name="T78"><text:s text:c="12"/></text:span><text:span text:style-name="T79">'Table start.</text:span></text:p>
      <text:p text:style-name="P80"><text:span text:style-name="T81"><text:s text:c="12"/>html.Append(</text:span><text:span text:style-name="T82">"&lt;table border = '1'&gt;"</text:span><text:span text:style-name="T83">)</text:span></text:p>
      <text:p text:style-name="P84"/>
      <text:p text:style-name="P85"><text:span text:style-name="T86"><text:s text:c="12"/></text:span><text:span text:style-name="T87">'Building the Header row.</text:span></text:p>
      <text:p text:style-name="P88"><text:span text:style-name="T89"><text:s text:c="12"/>html.Append(</text:span><text:span text:style-name="T90">"&lt;tr&gt;"</text:span><text:span text:style-name="T91">)</text:span></text:p>
      <text:p text:style-name="P92"><text:span text:style-name="T93"><text:s text:c="12"/></text:span><text:span text:style-name="T94">For</text:span><text:span text:style-name="T95"><text:s/></text:span><text:span text:style-name="T96">Each</text:span><text:span text:style-name="T97"><text:s/>column<text:s/></text:span><text:span text:style-name="T98">As</text:span><text:span text:style-name="T99"><text:s/>DataColumn<text:s/></text:span><text:span text:style-name="T100">In</text:span><text:span text:style-name="T101"><text:s/>dt.Columns</text:span></text:p>
      <text:p text:style-name="P102"><text:span text:style-name="T103"><text:s text:c="16"/>html.Append(</text:span><text:span text:style-name="T104">"&lt;th&gt;"</text:span><text:span text:style-name="T105">)</text:span></text:p>
      <text:p text:style-name="P106"><text:s text:c="16"/>html.Append(column.ColumnName)</text:p>
      <text:p text:style-name="P107"><text:span text:style-name="T108"><text:s text:c="16"/>html.Append(</text:span><text:span text:style-name="T109">"&lt;/th&gt;"</text:span><text:span text:style-name="T110">)</text:span></text:p>
      <text:p text:style-name="P111"><text:span text:style-name="T112"><text:s text:c="12"/></text:span><text:span text:style-name="T113">Next</text:span></text:p>
      <text:p text:style-name="P114"><text:span text:style-name="T115"><text:s text:c="12"/>html.Append(</text:span><text:span text:style-name="T116">"&lt;/tr&gt;"</text:span><text:span text:style-name="T117">)</text:span></text:p>
      <text:p text:style-name="P118"/>
      <text:p text:style-name="P119"><text:span text:style-name="T120"><text:s text:c="12"/></text:span><text:span text:style-name="T121">'Building the Data rows.</text:span></text:p>
      <text:p text:style-name="P122"><text:span text:style-name="T123"><text:s text:c="12"/></text:span><text:span text:style-name="T124">For</text:span><text:span text:style-name="T125"><text:s/></text:span><text:span text:style-name="T126">Each</text:span><text:span text:style-name="T127"><text:s/>row<text:s/></text:span><text:span text:style-name="T128">As</text:span><text:span text:style-name="T129"><text:s/>DataRow<text:s/></text:span><text:span text:style-name="T130">In</text:span><text:span text:style-name="T131"><text:s/>dt.Rows</text:span></text:p>
      <text:p text:style-name="P132"><text:span text:style-name="T133"><text:s text:c="16"/>html.Append(</text:span><text:span text:style-name="T134">"&lt;tr&gt;"</text:span><text:span text:style-name="T135">)</text:span></text:p>
      <text:p text:style-name="P136"><text:span text:style-name="T137"><text:s text:c="16"/></text:span><text:span text:style-name="T138">For</text:span><text:span text:style-name="T139"><text:s/></text:span><text:span text:style-name="T140">Each</text:span><text:span text:style-name="T141"><text:s/>column<text:s/></text:span><text:span text:style-name="T142">As</text:span><text:span text:style-name="T143"><text:s/>DataColumn<text:s/></text:span><text:span text:style-name="T144">In</text:span><text:span text:style-name="T145"><text:s/>dt.Columns</text:span></text:p>
      <text:p text:style-name="P146"><text:span text:style-name="T147"><text:s text:c="20"/>html.Append(</text:span><text:span text:style-name="T148">"&lt;td&gt;"</text:span><text:span text:style-name="T149">)</text:span></text:p>
      <text:p text:style-name="P150"><text:s text:c="20"/>html.Append(row(column.ColumnName))</text:p>
      <text:p text:style-name="P151"><text:span text:style-name="T152"><text:s text:c="20"/>html.Append(</text:span><text:span text:style-name="T153">"&lt;/td&gt;"</text:span><text:span text:style-name="T154">)</text:span></text:p>
      <text:p text:style-name="P155"><text:span text:style-name="T156"><text:s text:c="16"/></text:span><text:span text:style-name="T157">Next</text:span></text:p>
      <text:p text:style-name="P158"><text:span text:style-name="T159"><text:s text:c="16"/>html.Append(</text:span><text:span text:style-name="T160">"&lt;/tr&gt;"</text:span><text:span text:style-name="T161">)</text:span></text:p>
      <text:p text:style-name="P162"><text:span text:style-name="T163"><text:s text:c="12"/></text:span><text:span text:style-name="T164">Next</text:span></text:p>
      <text:p text:style-name="P165"/>
      <text:p text:style-name="P166"><text:span text:style-name="T167"><text:s text:c="12"/></text:span><text:span text:style-name="T168">'Table end.</text:span></text:p>
      <text:p text:style-name="P169"><text:span text:style-name="T170"><text:s text:c="12"/>html.Append(</text:span><text:span text:style-name="T171">"&lt;/table&gt;"</text:span><text:span text:style-name="T172">)</text:span></text:p>
      <text:p text:style-name="P173"/>
      <text:p text:style-name="P174"><text:span text:style-name="T175"><text:s text:c="12"/></text:span><text:span text:style-name="T176">'Append the HTML string to Placeholder.</text:span></text:p>
      <text:p text:style-name="P177"><text:span text:style-name="T178"><text:s text:c="12"/>tableHolder.Controls.Add(</text:span><text:span text:style-name="T179">New</text:span><text:span text:style-name="T180"><text:s/>Literal()<text:s/></text:span><text:span text:style-name="T181">With</text:span><text:span text:style-name="T182"><text:s/>{</text:span></text:p>
      <text:p text:style-name="P183"><text:s text:c="15"/>.Text = html.ToString()</text:p>
      <text:p text:style-name="P184"><text:s text:c="13"/>})</text:p>
      <text:p text:style-name="P185"><text:span text:style-name="T186"><text:s text:c="8"/></text:span><text:span text:style-name="T187">End</text:span><text:span text:style-name="T188"><text:s/></text:span><text:span text:style-name="T189">If</text:span></text:p>
      <text:p text:style-name="P190"><text:span text:style-name="T191"><text:s text:c="4"/></text:span><text:span text:style-name="T192">End</text:span><text:span text:style-name="T193"><text:s/></text:span><text:span text:style-name="T194">Sub</text:span></text:p>
      <text:p text:style-name="P195"/>
      <text:p text:style-name="P196"/>
      <text:p text:style-name="P197"/>
      <text:p text:style-name="P198"><text:span text:style-name="T199"><text:s text:c="4"/></text:span><text:span text:style-name="T200">Protected</text:span><text:span text:style-name="T201"><text:s/></text:span><text:span text:style-name="T202">Sub</text:span><text:span text:style-name="T203"><text:s/>Button1_Click(sender<text:s/></text:span><text:span text:style-name="T204">As</text:span><text:span text:style-name="T205"><text:s/></text:span><text:span text:style-name="T206">Object</text:span><text:span text:style-name="T207">, e<text:s/></text:span><text:span text:style-name="T208">As</text:span><text:span text:style-name="T209"><text:s/>EventArgs)<text:s/></text:span><text:span text:style-name="T210">Handles</text:span><text:span text:style-name="T211"><text:s/>btnAddRecord.Click</text:span></text:p>
      <text:p text:style-name="P212"><text:span text:style-name="T213"><text:s text:c="8"/></text:span><text:span text:style-name="T214">If</text:span><text:span text:style-name="T215"><text:s/>custId.Text =<text:s/></text:span><text:span text:style-name="T216">""</text:span><text:span text:style-name="T217"><text:s/></text:span><text:span text:style-name="T218">Or</text:span><text:span text:style-name="T219"><text:s/>custNme.Text =<text:s/></text:span><text:span text:style-name="T220">""</text:span><text:span text:style-name="T221"><text:s/></text:span><text:span text:style-name="T222">Or</text:span><text:span text:style-name="T223"><text:s/>custAdrs.Text =<text:s/></text:span><text:span text:style-name="T224">""</text:span><text:span text:style-name="T225"><text:s/></text:span><text:span text:style-name="T226">Or</text:span><text:span text:style-name="T227"><text:s/>custState.Text =<text:s/></text:span><text:span text:style-name="T228">""</text:span><text:span text:style-name="T229"><text:s/></text:span><text:span text:style-name="T230">Or</text:span><text:span text:style-name="T231"><text:s/>custPstlCde.Text =<text:s/></text:span><text:span text:style-name="T232">""</text:span><text:span text:style-name="T233"><text:s/></text:span><text:span text:style-name="T234">Then</text:span></text:p>
      <text:p text:style-name="P235"/>
      <text:p text:style-name="P236"><text:span text:style-name="T237"><text:s text:c="12"/>lblResults.Text =<text:s/></text:span><text:span text:style-name="T238">"Records require an CustomerID, Customer Name, Customer Address, Customer State, Cutomer Postal Code"</text:span></text:p>
      <text:p text:style-name="P239"><text:span text:style-name="T240"><text:s text:c="12"/></text:span><text:span text:style-name="T241">Return</text:span></text:p>
      <text:p text:style-name="P242"><text:span text:style-name="T243"><text:s text:c="8"/></text:span><text:span text:style-name="T244">End</text:span><text:span text:style-name="T245"><text:s/></text:span><text:span text:style-name="T246">If</text:span></text:p>
      <text:p text:style-name="P247"/>
      <text:p text:style-name="P248"/>
      <text:p text:style-name="P249"><text:span text:style-name="T250"><text:s text:c="8"/></text:span><text:span text:style-name="T251">Dim</text:span><text:span text:style-name="T252"><text:s/>conStr<text:s/></text:span><text:span text:style-name="T253">As</text:span><text:span text:style-name="T254"><text:s/></text:span><text:span text:style-name="T255">String</text:span><text:span text:style-name="T256"><text:s/>=<text:s/></text:span><text:span text:style-name="T257">"Data Source=localHost;Initial Catalog=test;Integrated Security=True"</text:span></text:p>
      <text:p text:style-name="P258"><text:span text:style-name="T259"><text:s text:c="8"/></text:span><text:span text:style-name="T260">Dim</text:span><text:span text:style-name="T261"><text:s/>insertSQL<text:s/></text:span><text:span text:style-name="T262">As</text:span><text:span text:style-name="T263"><text:s/></text:span><text:span text:style-name="T264">String</text:span></text:p>
      <text:p text:style-name="P265"><text:span text:style-name="T266"><text:s text:c="8"/>insertSQL =<text:s/></text:span><text:span text:style-name="T267">"SET IDENTITY_INSERT Customer_T ON SET ANSI_WARNINGS OFF "</text:span></text:p>
      <text:p text:style-name="P268"><text:span text:style-name="T269"><text:s text:c="8"/>insertSQL &amp;=<text:s/></text:span><text:span text:style-name="T270">"INSERT INTO [Customer_T]("</text:span></text:p>
      <text:p text:style-name="P271"><text:span text:style-name="T272"><text:s text:c="8"/>insertSQL &amp;=<text:s/></text:span><text:span text:style-name="T273">"[CustomerID], [CustomerName], [CustomerAddress], [CustomerCity], "</text:span></text:p>
      <text:p text:style-name="P274"><text:span text:style-name="T275"><text:s text:c="8"/>insertSQL &amp;=<text:s/></text:span><text:span text:style-name="T276">"[CustomerState], [CustomerPostalCode]) "</text:span></text:p>
      <text:p text:style-name="P277"><text:span text:style-name="T278"><text:s text:c="8"/>insertSQL &amp;=<text:s/></text:span><text:span text:style-name="T279">"VALUES('"</text:span></text:p>
      <text:p text:style-name="P280"><text:span text:style-name="T281"><text:s text:c="8"/>insertSQL &amp;= custId.Text &amp;<text:s/></text:span><text:span text:style-name="T282">"', '"</text:span></text:p>
      <text:p text:style-name="P283"><text:span text:style-name="T284"><text:s text:c="8"/>insertSQL &amp;= custNme.Text &amp;<text:s/></text:span><text:span text:style-name="T285">"', '"</text:span></text:p>
      <text:p text:style-name="P286"><text:span text:style-name="T287"><text:s text:c="8"/>insertSQL &amp;= custAdrs.Text &amp;<text:s/></text:span><text:span text:style-name="T288">"', '"</text:span></text:p>
      <text:p text:style-name="P289"><text:span text:style-name="T290"><text:s text:c="8"/>insertSQL &amp;= custCty.Text &amp;<text:s/></text:span><text:span text:style-name="T291">"', '"</text:span></text:p>
      <text:p text:style-name="P292"><text:span text:style-name="T293"><text:s text:c="8"/>insertSQL &amp;= custState.Text &amp;<text:s/></text:span><text:span text:style-name="T294">"', '"</text:span></text:p>
      <text:p text:style-name="P295"><text:span text:style-name="T296"><text:s text:c="8"/>insertSQL &amp;= custPstlCde.Text &amp;<text:s/></text:span><text:span text:style-name="T297">"')"</text:span></text:p>
      <text:p text:style-name="P298"/>
      <text:p text:style-name="P299"/>
      <text:p text:style-name="P300"><text:span text:style-name="T301"><text:s text:c="8"/></text:span><text:span text:style-name="T302">Dim</text:span><text:span text:style-name="T303"><text:s/>con<text:s/></text:span><text:span text:style-name="T304">As</text:span><text:span text:style-name="T305"><text:s/></text:span><text:span text:style-name="T306">New</text:span><text:span text:style-name="T307"><text:s/>SqlConnection(conStr)</text:span></text:p>
      <text:p text:style-name="P308"><text:span text:style-name="T309"><text:s text:c="8"/></text:span><text:span text:style-name="T310">Dim</text:span><text:span text:style-name="T311"><text:s/>cmd<text:s/></text:span><text:span text:style-name="T312">As</text:span><text:span text:style-name="T313"><text:s/></text:span><text:span text:style-name="T314">New</text:span><text:span text:style-name="T315"><text:s/>SqlCommand(insertSQL, con)</text:span></text:p>
      <text:p text:style-name="P316"><text:span text:style-name="T317"><text:s text:c="8"/></text:span><text:span text:style-name="T318">' Try to open the database and execute the update.</text:span></text:p>
      <text:p text:style-name="P319"><text:span text:style-name="T320"><text:s text:c="8"/></text:span><text:span text:style-name="T321">Dim</text:span><text:span text:style-name="T322"><text:s/>added<text:s/></text:span><text:span text:style-name="T323">As</text:span><text:span text:style-name="T324"><text:s/></text:span><text:span text:style-name="T325">Integer</text:span><text:span text:style-name="T326"><text:s/>= 0</text:span></text:p>
      <text:p text:style-name="P327"><text:span text:style-name="T328"><text:s text:c="8"/></text:span><text:span text:style-name="T329">Try</text:span></text:p>
      <text:p text:style-name="P330"><text:s text:c="12"/>con.Open()</text:p>
      <text:p text:style-name="P331"><text:s text:c="12"/>added = cmd.ExecuteNonQuery()</text:p>
      <text:p text:style-name="P332"><text:span text:style-name="T333"><text:s text:c="12"/>lblResults.Text = added.ToString() &amp;<text:s/></text:span><text:span text:style-name="T334">" records inserted."</text:span></text:p>
      <text:p text:style-name="P335"><text:span text:style-name="T336"><text:s text:c="8"/></text:span><text:span text:style-name="T337">Catch</text:span><text:span text:style-name="T338"><text:s/>err<text:s/></text:span><text:span text:style-name="T339">As</text:span><text:span text:style-name="T340"><text:s/>Exception</text:span></text:p>
      <text:p text:style-name="P341"><text:span text:style-name="T342"><text:s text:c="12"/>lblResults.Text =<text:s/></text:span><text:span text:style-name="T343">"Error inserting record. "</text:span></text:p>
      <text:p text:style-name="P344"><text:s text:c="12"/>lblResults.Text &amp;= err.Message</text:p>
      <text:p text:style-name="P345"><text:span text:style-name="T346"><text:s text:c="8"/></text:span><text:span text:style-name="T347">Finally</text:span></text:p>
      <text:p text:style-name="P348"><text:s text:c="12"/>con.Close()</text:p>
      <text:p text:style-name="P349"><text:span text:style-name="T350"><text:s text:c="8"/></text:span><text:span text:style-name="T351">End</text:span><text:span text:style-name="T352"><text:s/></text:span><text:span text:style-name="T353">Try</text:span></text:p>
      <text:p text:style-name="P354"><text:span text:style-name="T355"><text:s text:c="8"/></text:span><text:span text:style-name="T356">' If the insert succeeded, refresh the author list.</text:span></text:p>
      <text:p text:style-name="P357"><text:span text:style-name="T358"><text:s text:c="8"/></text:span><text:span text:style-name="T359">If</text:span><text:span text:style-name="T360"><text:s/>added &gt; 0<text:s/></text:span><text:span text:style-name="T361">Then</text:span></text:p>
      <text:p text:style-name="P362"><text:span text:style-name="T363"><text:s text:c="12"/></text:span><text:span text:style-name="T364">Dim</text:span><text:span text:style-name="T365"><text:s/>html<text:s/></text:span><text:span text:style-name="T366">As</text:span><text:span text:style-name="T367"><text:s/></text:span><text:span text:style-name="T368">New</text:span><text:span text:style-name="T369"><text:s/>StringBuilder()</text:span></text:p>
      <text:p text:style-name="P370"><text:s text:c="12"/>html = ShowData()</text:p>
      <text:p text:style-name="P371"><text:span text:style-name="T372"><text:s text:c="12"/></text:span><text:span text:style-name="T373">'Append the HTML string to Placeholder.</text:span></text:p>
      <text:p text:style-name="P374"><text:span text:style-name="T375"><text:s text:c="12"/>tableHolder.Controls.Add(</text:span><text:span text:style-name="T376">New</text:span><text:span text:style-name="T377"><text:s/>Literal()<text:s/></text:span><text:span text:style-name="T378">With</text:span><text:span text:style-name="T379"><text:s/>{</text:span></text:p>
      <text:p text:style-name="P380"><text:s text:c="15"/>.Text = html.ToString()</text:p>
      <text:p text:style-name="P381"><text:s text:c="13"/>})</text:p>
      <text:p text:style-name="P382"><text:span text:style-name="T383"><text:s text:c="8"/></text:span><text:span text:style-name="T384">End</text:span><text:span text:style-name="T385"><text:s/></text:span><text:span text:style-name="T386">If</text:span></text:p>
      <text:p text:style-name="P387"/>
      <text:p text:style-name="P388"/>
      <text:p text:style-name="P389"/>
      <text:p text:style-name="P390"><text:span text:style-name="T391"><text:s text:c="4"/></text:span><text:span text:style-name="T392">End</text:span><text:span text:style-name="T393"><text:s/></text:span><text:span text:style-name="T394">Sub</text:span></text:p>
      <text:p text:style-name="P395"/>
      <text:p text:style-name="P396"/>
      <text:p text:style-name="P397"/>
      <text:p text:style-name="P398"><text:span text:style-name="T399"><text:s text:c="4"/></text:span><text:span text:style-name="T400">Protected</text:span><text:span text:style-name="T401"><text:s/></text:span><text:span text:style-name="T402">Sub</text:span><text:span text:style-name="T403"><text:s/>Button2_Click(sender<text:s/></text:span><text:span text:style-name="T404">As</text:span><text:span text:style-name="T405"><text:s/></text:span><text:span text:style-name="T406">Object</text:span><text:span text:style-name="T407">, e<text:s/></text:span><text:span text:style-name="T408">As</text:span><text:span text:style-name="T409"><text:s/>EventArgs)<text:s/></text:span><text:span text:style-name="T410">Handles</text:span><text:span text:style-name="T411"><text:s/>btnRemoveRecord.Click</text:span></text:p>
      <text:p text:style-name="P412"><text:span text:style-name="T413"><text:s text:c="8"/></text:span><text:span text:style-name="T414">Dim</text:span><text:span text:style-name="T415"><text:s/>conStr<text:s/></text:span><text:span text:style-name="T416">As</text:span><text:span text:style-name="T417"><text:s/></text:span><text:span text:style-name="T418">String</text:span><text:span text:style-name="T419"><text:s/>=<text:s/></text:span><text:span text:style-name="T420">"Data Source=localHost;Initial Catalog=test;Integrated Security=True"</text:span></text:p>
      <text:p text:style-name="P421"><text:span text:style-name="T422"><text:s text:c="8"/></text:span><text:span text:style-name="T423">' Define ADO.NET objects.</text:span></text:p>
      <text:p text:style-name="P424"><text:span text:style-name="T425"><text:s text:c="8"/></text:span><text:span text:style-name="T426">Dim</text:span><text:span text:style-name="T427"><text:s/>deleteSQL<text:s/></text:span><text:span text:style-name="T428">As</text:span><text:span text:style-name="T429"><text:s/></text:span><text:span text:style-name="T430">String</text:span></text:p>
      <text:p text:style-name="P431"><text:span text:style-name="T432"><text:s text:c="8"/>deleteSQL =<text:s/></text:span><text:span text:style-name="T433">"SET IDENTITY_INSERT Customer_T ON SET ANSI_WARNINGS OFF "</text:span></text:p>
      <text:p text:style-name="P434"><text:span text:style-name="T435"><text:s text:c="8"/>deleteSQL &amp;=<text:s/></text:span><text:span text:style-name="T436">"DELETE From Customer_T WHERE CustomerID=@CustomerID"</text:span></text:p>
      <text:p text:style-name="P437"/>
      <text:p text:style-name="P438"><text:span text:style-name="T439"><text:s text:c="8"/></text:span><text:span text:style-name="T440">Dim</text:span><text:span text:style-name="T441"><text:s/>con<text:s/></text:span><text:span text:style-name="T442">As</text:span><text:span text:style-name="T443"><text:s/></text:span><text:span text:style-name="T444">New</text:span><text:span text:style-name="T445"><text:s/>SqlConnection(conStr)</text:span></text:p>
      <text:p text:style-name="P446"><text:span text:style-name="T447"><text:s text:c="8"/></text:span><text:span text:style-name="T448">Dim</text:span><text:span text:style-name="T449"><text:s/>cmd<text:s/></text:span><text:span text:style-name="T450">As</text:span><text:span text:style-name="T451"><text:s/></text:span><text:span text:style-name="T452">New</text:span><text:span text:style-name="T453"><text:s/>SqlCommand(deleteSQL, con)</text:span></text:p>
      <text:p text:style-name="P454"/>
      <text:p text:style-name="P455"><text:span text:style-name="T456"><text:s text:c="8"/></text:span><text:span text:style-name="T457">' Add the parameters.</text:span></text:p>
      <text:p text:style-name="P458"><text:span text:style-name="T459"><text:s text:c="8"/>cmd.Parameters.AddWithValue(</text:span><text:span text:style-name="T460">"@CustomerID"</text:span><text:span text:style-name="T461">, custId.Text)</text:span></text:p>
      <text:p text:style-name="P462"><text:span text:style-name="T463"><text:s text:c="8"/></text:span><text:span text:style-name="T464">' Try to open the database and delete the record.</text:span></text:p>
      <text:p text:style-name="P465"><text:span text:style-name="T466"><text:s text:c="8"/></text:span><text:span text:style-name="T467">Dim</text:span><text:span text:style-name="T468"><text:s/>deleted<text:s/></text:span><text:span text:style-name="T469">As</text:span><text:span text:style-name="T470"><text:s/></text:span><text:span text:style-name="T471">Integer</text:span><text:span text:style-name="T472"><text:s/>= 0</text:span></text:p>
      <text:p text:style-name="P473"><text:span text:style-name="T474"><text:s text:c="8"/></text:span><text:span text:style-name="T475">Try</text:span></text:p>
      <text:p text:style-name="P476"><text:s text:c="12"/>con.Open()</text:p>
      <text:p text:style-name="P477"><text:s text:c="12"/>deleted = cmd.ExecuteNonQuery()</text:p>
      <text:p text:style-name="P478"><text:span text:style-name="T479"><text:s text:c="12"/>lblResults.Text &amp;=<text:s/></text:span><text:span text:style-name="T480">"Record deleted."</text:span></text:p>
      <text:p text:style-name="P481"><text:span text:style-name="T482"><text:s text:c="8"/></text:span><text:span text:style-name="T483">Catch</text:span><text:span text:style-name="T484"><text:s/>err<text:s/></text:span><text:span text:style-name="T485">As</text:span><text:span text:style-name="T486"><text:s/>Exception</text:span></text:p>
      <text:p text:style-name="P487"><text:span text:style-name="T488"><text:s text:c="12"/>lblResults.Text =<text:s/></text:span><text:span text:style-name="T489">"Error deleting author. "</text:span></text:p>
      <text:p text:style-name="P490"><text:s text:c="12"/>lblResults.Text &amp;= err.Message</text:p>
      <text:p text:style-name="P491"><text:span text:style-name="T492"><text:s text:c="8"/></text:span><text:span text:style-name="T493">Finally</text:span></text:p>
      <text:p text:style-name="P494"><text:s text:c="12"/>con.Close()</text:p>
      <text:p text:style-name="P495"><text:span text:style-name="T496"><text:s text:c="8"/></text:span><text:span text:style-name="T497">End</text:span><text:span text:style-name="T498"><text:s/></text:span><text:span text:style-name="T499">Try</text:span></text:p>
      <text:p text:style-name="P500"><text:span text:style-name="T501"><text:s text:c="8"/></text:span><text:span text:style-name="T502">' If the delete succeeded, refresh the author list.</text:span></text:p>
      <text:p text:style-name="P503"><text:span text:style-name="T504"><text:s text:c="8"/></text:span><text:span text:style-name="T505">If</text:span><text:span text:style-name="T506"><text:s/>deleted &gt; 0<text:s/></text:span><text:span text:style-name="T507">Then</text:span></text:p>
      <text:p text:style-name="P508"><text:span text:style-name="T509"><text:s text:c="12"/></text:span><text:span text:style-name="T510">'lblResults.Text = ""</text:span></text:p>
      <text:p text:style-name="P511"><text:span text:style-name="T512"><text:s text:c="12"/></text:span><text:span text:style-name="T513">Dim</text:span><text:span text:style-name="T514"><text:s/>html<text:s/></text:span><text:span text:style-name="T515">As</text:span><text:span text:style-name="T516"><text:s/></text:span><text:span text:style-name="T517">New</text:span><text:span text:style-name="T518"><text:s/>StringBuilder()</text:span></text:p>
      <text:p text:style-name="P519"><text:s text:c="12"/>html = ShowData()</text:p>
      <text:p text:style-name="P520"><text:span text:style-name="T521"><text:s text:c="12"/></text:span><text:span text:style-name="T522">'Append the HTML string to Placeholder.</text:span></text:p>
      <text:p text:style-name="P523"><text:span text:style-name="T524"><text:s text:c="12"/>tableHolder.Controls.Add(</text:span><text:span text:style-name="T525">New</text:span><text:span text:style-name="T526"><text:s/>Literal()<text:s/></text:span><text:span text:style-name="T527">With</text:span><text:span text:style-name="T528"><text:s/>{</text:span></text:p>
      <text:p text:style-name="P529"><text:s text:c="15"/>.Text = html.ToString()</text:p>
      <text:p text:style-name="P530"><text:s text:c="13"/>})</text:p>
      <text:p text:style-name="P531"><text:span text:style-name="T532"><text:s text:c="8"/></text:span><text:span text:style-name="T533">End</text:span><text:span text:style-name="T534"><text:s/></text:span><text:span text:style-name="T535">If</text:span></text:p>
      <text:p text:style-name="P536"><text:span text:style-name="T537"><text:s text:c="4"/></text:span><text:span text:style-name="T538">End</text:span><text:span text:style-name="T539"><text:s/></text:span><text:span text:style-name="T540">Sub</text:span></text:p>
      <text:p text:style-name="P541"/>
      <text:p text:style-name="P542"><text:span text:style-name="T543"><text:s text:c="4"/></text:span><text:span text:style-name="T544">Protected</text:span><text:span text:style-name="T545"><text:s/></text:span><text:span text:style-name="T546">Sub</text:span><text:span text:style-name="T547"><text:s/>Button3_Click(sender<text:s/></text:span><text:span text:style-name="T548">As</text:span><text:span text:style-name="T549"><text:s/></text:span><text:span text:style-name="T550">Object</text:span><text:span text:style-name="T551">, e<text:s/></text:span><text:span text:style-name="T552">As</text:span><text:span text:style-name="T553"><text:s/>EventArgs)<text:s/></text:span><text:span text:style-name="T554">Handles</text:span><text:span text:style-name="T555"><text:s/>btnUpdateRecord.Click</text:span></text:p>
      <text:p text:style-name="P556"><text:span text:style-name="T557"><text:s text:c="8"/></text:span><text:span text:style-name="T558">Dim</text:span><text:span text:style-name="T559"><text:s/>conStr<text:s/></text:span><text:span text:style-name="T560">As</text:span><text:span text:style-name="T561"><text:s/></text:span><text:span text:style-name="T562">String</text:span><text:span text:style-name="T563"><text:s/>=<text:s/></text:span><text:span text:style-name="T564">"Data Source=localHost;Initial Catalog=test;Integrated Security=True"</text:span></text:p>
      <text:p text:style-name="P565"><text:span text:style-name="T566"><text:s text:c="8"/></text:span><text:span text:style-name="T567">' Define ADO.NET objects.</text:span></text:p>
      <text:p text:style-name="P568"><text:span text:style-name="T569"><text:s text:c="8"/></text:span><text:span text:style-name="T570">Dim</text:span><text:span text:style-name="T571"><text:s/>updateSQL<text:s/></text:span><text:span text:style-name="T572">As</text:span><text:span text:style-name="T573"><text:s/></text:span><text:span text:style-name="T574">String</text:span></text:p>
      <text:p text:style-name="P575"><text:span text:style-name="T576"><text:s text:c="8"/>updateSQL =<text:s/></text:span><text:span text:style-name="T577">"SET IDENTITY_INSERT Customer_T ON SET ANSI_WARNINGS OFF "</text:span></text:p>
      <text:p text:style-name="P578"><text:span text:style-name="T579"><text:s text:c="8"/>updateSQL &amp;=<text:s/></text:span><text:span text:style-name="T580">"UPDATE Customer_T SET "</text:span></text:p>
      <text:p text:style-name="P581"><text:span text:style-name="T582"><text:s text:c="8"/>updateSQL &amp;=<text:s/></text:span><text:span text:style-name="T583">"CustomerName=@CustomerName, CustomerAddress=@CustomerAddress, CustomerCity=@CustomerCity, CustomerState=@CustomerState, CustomerPostalCode=@CustomerPostalCode "</text:span></text:p>
      <text:p text:style-name="P584"><text:span text:style-name="T585"><text:s text:c="8"/>updateSQL &amp;=<text:s/></text:span><text:span text:style-name="T586">"WHERE CustomerID=@CustomerID"</text:span></text:p>
      <text:p text:style-name="P587"><text:span text:style-name="T588"><text:s text:c="8"/></text:span><text:span text:style-name="T589">Dim</text:span><text:span text:style-name="T590"><text:s/>con<text:s/></text:span><text:span text:style-name="T591">As</text:span><text:span text:style-name="T592"><text:s/></text:span><text:span text:style-name="T593">New</text:span><text:span text:style-name="T594"><text:s/>SqlConnection(conStr)</text:span></text:p>
      <text:p text:style-name="P595"><text:span text:style-name="T596"><text:s text:c="8"/></text:span><text:span text:style-name="T597">Dim</text:span><text:span text:style-name="T598"><text:s/>cmd<text:s/></text:span><text:span text:style-name="T599">As</text:span><text:span text:style-name="T600"><text:s/></text:span><text:span text:style-name="T601">New</text:span><text:span text:style-name="T602"><text:s/>SqlCommand(updateSQL, con)</text:span></text:p>
      <text:p text:style-name="P603"><text:span text:style-name="T604"><text:s text:c="8"/></text:span><text:span text:style-name="T605">' Add the parameters.</text:span></text:p>
      <text:p text:style-name="P606"><text:span text:style-name="T607"><text:s text:c="8"/>cmd.Parameters.AddWithValue(</text:span><text:span text:style-name="T608">"@CustomerID"</text:span><text:span text:style-name="T609">, custId.Text)</text:span></text:p>
      <text:p text:style-name="P610"><text:span text:style-name="T611"><text:s text:c="8"/>cmd.Parameters.AddWithValue(</text:span><text:span text:style-name="T612">"@CustomerName"</text:span><text:span text:style-name="T613">, custNme.Text)</text:span></text:p>
      <text:p text:style-name="P614"/>
      <text:p text:style-name="P615"><text:span text:style-name="T616"><text:s text:c="8"/>cmd.Parameters.AddWithValue(</text:span><text:span text:style-name="T617">"@CustomerAddress"</text:span><text:span text:style-name="T618">, custAdrs.Text)</text:span></text:p>
      <text:p text:style-name="P619"><text:span text:style-name="T620"><text:s text:c="8"/>cmd.Parameters.AddWithValue(</text:span><text:span text:style-name="T621">"@CustomerCity"</text:span><text:span text:style-name="T622">, custCty.Text)</text:span></text:p>
      <text:p text:style-name="P623"><text:span text:style-name="T624"><text:s text:c="8"/>cmd.Parameters.AddWithValue(</text:span><text:span text:style-name="T625">"@CustomerState"</text:span><text:span text:style-name="T626">, custState.Text)</text:span></text:p>
      <text:p text:style-name="P627"><text:span text:style-name="T628"><text:s text:c="8"/>cmd.Parameters.AddWithValue(</text:span><text:span text:style-name="T629">"@CustomerPostalCode"</text:span><text:span text:style-name="T630">, custPstlCde.Text)</text:span></text:p>
      <text:p text:style-name="P631"><text:span text:style-name="T632"><text:s text:c="8"/></text:span><text:span text:style-name="T633">' Try to open database and execute the update.</text:span></text:p>
      <text:p text:style-name="P634"><text:span text:style-name="T635"><text:s text:c="8"/></text:span><text:span text:style-name="T636">Dim</text:span><text:span text:style-name="T637"><text:s/>updated<text:s/></text:span><text:span text:style-name="T638">As</text:span><text:span text:style-name="T639"><text:s/></text:span><text:span text:style-name="T640">Integer</text:span><text:span text:style-name="T641"><text:s/>= 0</text:span></text:p>
      <text:p text:style-name="P642"><text:span text:style-name="T643"><text:s text:c="8"/></text:span><text:span text:style-name="T644">Try</text:span></text:p>
      <text:p text:style-name="P645"><text:s text:c="12"/>con.Open()</text:p>
      <text:p text:style-name="P646"><text:s text:c="12"/>updated = cmd.ExecuteNonQuery()</text:p>
      <text:p text:style-name="P647"><text:span text:style-name="T648"><text:s text:c="12"/>lblResults.Text = updated.ToString() &amp;<text:s/></text:span><text:span text:style-name="T649">" record updated."</text:span></text:p>
      <text:p text:style-name="P650"><text:span text:style-name="T651"><text:s text:c="8"/></text:span><text:span text:style-name="T652">Catch</text:span><text:span text:style-name="T653"><text:s/>err<text:s/></text:span><text:span text:style-name="T654">As</text:span><text:span text:style-name="T655"><text:s/>Exception</text:span></text:p>
      <text:p text:style-name="P656"><text:span text:style-name="T657"><text:s text:c="12"/>lblResults.Text =<text:s/></text:span><text:span text:style-name="T658">"Error updating author. "</text:span></text:p>
      <text:p text:style-name="P659"><text:s text:c="12"/>lblResults.Text &amp;= err.Message</text:p>
      <text:p text:style-name="P660"><text:span text:style-name="T661"><text:s text:c="8"/></text:span><text:span text:style-name="T662">Finally</text:span></text:p>
      <text:p text:style-name="P663"><text:s text:c="12"/>con.Close()</text:p>
      <text:p text:style-name="P664"><text:span text:style-name="T665"><text:s text:c="8"/></text:span><text:span text:style-name="T666">End</text:span><text:span text:style-name="T667"><text:s/></text:span><text:span text:style-name="T668">Try</text:span></text:p>
      <text:p text:style-name="P669"><text:span text:style-name="T670"><text:s text:c="8"/></text:span><text:span text:style-name="T671">' If the update succeeded, refresh the author list.</text:span></text:p>
      <text:p text:style-name="P672"><text:span text:style-name="T673"><text:s text:c="8"/></text:span><text:span text:style-name="T674">If</text:span><text:span text:style-name="T675"><text:s/>updated &gt; 0<text:s/></text:span><text:span text:style-name="T676">Then</text:span></text:p>
      <text:p text:style-name="P677"><text:span text:style-name="T678"><text:s text:c="12"/></text:span><text:span text:style-name="T679">Dim</text:span><text:span text:style-name="T680"><text:s/>html<text:s/></text:span><text:span text:style-name="T681">As</text:span><text:span text:style-name="T682"><text:s/></text:span><text:span text:style-name="T683">New</text:span><text:span text:style-name="T684"><text:s/>StringBuilder()</text:span></text:p>
      <text:p text:style-name="P685"><text:s text:c="12"/>html = ShowData()</text:p>
      <text:p text:style-name="P686"><text:span text:style-name="T687"><text:s text:c="12"/></text:span><text:span text:style-name="T688">'Append the HTML string to Placeholder.</text:span></text:p>
      <text:p text:style-name="P689"><text:span text:style-name="T690"><text:s text:c="12"/>tableHolder.Controls.Add(</text:span><text:span text:style-name="T691">New</text:span><text:span text:style-name="T692"><text:s/>Literal()<text:s/></text:span><text:span text:style-name="T693">With</text:span><text:span text:style-name="T694"><text:s/>{</text:span></text:p>
      <text:p text:style-name="P695"><text:s text:c="15"/>.Text = html.ToString()</text:p>
      <text:p text:style-name="P696"><text:s text:c="13"/>})</text:p>
      <text:p text:style-name="P697"><text:span text:style-name="T698"><text:s text:c="8"/></text:span><text:span text:style-name="T699">End</text:span><text:span text:style-name="T700"><text:s/></text:span><text:span text:style-name="T701">If</text:span></text:p>
      <text:p text:style-name="P702"><text:span text:style-name="T703"><text:s text:c="4"/></text:span><text:span text:style-name="T704">End</text:span><text:span text:style-name="T705"><text:s/></text:span><text:span text:style-name="T706">Sub</text:span></text:p>
      <text:p text:style-name="P707"/>
      <text:p text:style-name="P708"><text:span text:style-name="T709"><text:s text:c="4"/></text:span><text:span text:style-name="T710">Private</text:span><text:span text:style-name="T711"><text:s/></text:span><text:span text:style-name="T712">Function</text:span><text:span text:style-name="T713"><text:s/>GetData()<text:s/></text:span><text:span text:style-name="T714">As</text:span><text:span text:style-name="T715"><text:s/>DataTable</text:span></text:p>
      <text:p text:style-name="P716"><text:span text:style-name="T717"><text:s text:c="8"/></text:span><text:span text:style-name="T718">Dim</text:span><text:span text:style-name="T719"><text:s/>constr<text:s/></text:span><text:span text:style-name="T720">As</text:span><text:span text:style-name="T721"><text:s/></text:span><text:span text:style-name="T722">String</text:span><text:span text:style-name="T723"><text:s/>=<text:s/></text:span><text:span text:style-name="T724">"Data Source=localHost;Initial Catalog=test;Integrated Security=True"</text:span></text:p>
      <text:p text:style-name="P725"><text:span text:style-name="T726"><text:s text:c="8"/></text:span><text:span text:style-name="T727">Using</text:span><text:span text:style-name="T728"><text:s/>con<text:s/></text:span><text:span text:style-name="T729">As</text:span><text:span text:style-name="T730"><text:s/></text:span><text:span text:style-name="T731">New</text:span><text:span text:style-name="T732"><text:s/>SqlConnection(constr)</text:span></text:p>
      <text:p text:style-name="P733"><text:span text:style-name="T734"><text:s text:c="12"/></text:span><text:span text:style-name="T735">Using</text:span><text:span text:style-name="T736"><text:s/>cmd<text:s/></text:span><text:span text:style-name="T737">As</text:span><text:span text:style-name="T738"><text:s/></text:span><text:span text:style-name="T739">New</text:span><text:span text:style-name="T740"><text:s/>SqlCommand(</text:span><text:span text:style-name="T741">"SELECT * FROM [test].[dbo].[Customer_T]"</text:span><text:span text:style-name="T742">)</text:span></text:p>
      <text:p text:style-name="P743"><text:span text:style-name="T744"><text:s text:c="16"/></text:span><text:span text:style-name="T745">Using</text:span><text:span text:style-name="T746"><text:s/>sda<text:s/></text:span><text:span text:style-name="T747">As</text:span><text:span text:style-name="T748"><text:s/></text:span><text:span text:style-name="T749">New</text:span><text:span text:style-name="T750"><text:s/>SqlDataAdapter()</text:span></text:p>
      <text:p text:style-name="P751"><text:s text:c="20"/>cmd.Connection = con</text:p>
      <text:p text:style-name="P752"><text:s text:c="20"/>sda.SelectCommand = cmd</text:p>
      <text:p text:style-name="P753"><text:span text:style-name="T754"><text:s text:c="20"/></text:span><text:span text:style-name="T755">Using</text:span><text:span text:style-name="T756"><text:s/>dt<text:s/></text:span><text:span text:style-name="T757">As</text:span><text:span text:style-name="T758"><text:s/></text:span><text:span text:style-name="T759">New</text:span><text:span text:style-name="T760"><text:s/>DataTable()</text:span></text:p>
      <text:p text:style-name="P761"><text:s text:c="24"/>sda.Fill(dt)</text:p>
      <text:p text:style-name="P762"><text:span text:style-name="T763"><text:s text:c="24"/></text:span><text:span text:style-name="T764">Return</text:span><text:span text:style-name="T765"><text:s/>dt</text:span></text:p>
      <text:p text:style-name="P766"><text:span text:style-name="T767"><text:s text:c="20"/></text:span><text:span text:style-name="T768">End</text:span><text:span text:style-name="T769"><text:s/></text:span><text:span text:style-name="T770">Using</text:span></text:p>
      <text:p text:style-name="P771"><text:span text:style-name="T772"><text:s text:c="16"/></text:span><text:span text:style-name="T773">End</text:span><text:span text:style-name="T774"><text:s/></text:span><text:span text:style-name="T775">Using</text:span></text:p>
      <text:p text:style-name="P776"><text:span text:style-name="T777"><text:s text:c="12"/></text:span><text:span text:style-name="T778">End</text:span><text:span text:style-name="T779"><text:s/></text:span><text:span text:style-name="T780">Using</text:span></text:p>
      <text:p text:style-name="P781"><text:span text:style-name="T782"><text:s text:c="8"/></text:span><text:span text:style-name="T783">End</text:span><text:span text:style-name="T784"><text:s/></text:span><text:span text:style-name="T785">Using</text:span></text:p>
      <text:p text:style-name="P786"><text:span text:style-name="T787"><text:s text:c="4"/></text:span><text:span text:style-name="T788">End</text:span><text:span text:style-name="T789"><text:s/></text:span><text:span text:style-name="T790">Function</text:span></text:p>
      <text:p text:style-name="P791"/>
      <text:p text:style-name="P792"><text:span text:style-name="T793"><text:s text:c="4"/></text:span><text:span text:style-name="T794">Private</text:span><text:span text:style-name="T795"><text:s/></text:span><text:span text:style-name="T796">Function</text:span><text:span text:style-name="T797"><text:s/>ShowData()</text:span></text:p>
      <text:p text:style-name="P798"><text:span text:style-name="T799"><text:s text:c="8"/></text:span><text:span text:style-name="T800">'Populating a DataTable from database.</text:span></text:p>
      <text:p text:style-name="P801"><text:span text:style-name="T802"><text:s text:c="8"/></text:span><text:span text:style-name="T803">Dim</text:span><text:span text:style-name="T804"><text:s/>dt<text:s/></text:span><text:span text:style-name="T805">As</text:span><text:span text:style-name="T806"><text:s/>DataTable =<text:s/></text:span><text:span text:style-name="T807">Me</text:span><text:span text:style-name="T808">.GetData()</text:span></text:p>
      <text:p text:style-name="P809"/>
      <text:p text:style-name="P810"><text:span text:style-name="T811"><text:s text:c="8"/></text:span><text:span text:style-name="T812">'Building an HTML string.</text:span></text:p>
      <text:p text:style-name="P813"><text:span text:style-name="T814"><text:s text:c="8"/></text:span><text:span text:style-name="T815">Dim</text:span><text:span text:style-name="T816"><text:s/>html<text:s/></text:span><text:span text:style-name="T817">As</text:span><text:span text:style-name="T818"><text:s/></text:span><text:span text:style-name="T819">New</text:span><text:span text:style-name="T820"><text:s/>StringBuilder()</text:span></text:p>
      <text:p text:style-name="P821"/>
      <text:p text:style-name="P822"><text:span text:style-name="T823"><text:s text:c="8"/></text:span><text:span text:style-name="T824">'Table start.</text:span></text:p>
      <text:p text:style-name="P825"><text:span text:style-name="T826"><text:s text:c="8"/>html.Append(</text:span><text:span text:style-name="T827">"&lt;table border = '1'&gt;"</text:span><text:span text:style-name="T828">)</text:span></text:p>
      <text:p text:style-name="P829"/>
      <text:p text:style-name="P830"><text:span text:style-name="T831"><text:s text:c="8"/></text:span><text:span text:style-name="T832">'Building the Header row.</text:span></text:p>
      <text:p text:style-name="P833"><text:span text:style-name="T834"><text:s text:c="8"/>html.Append(</text:span><text:span text:style-name="T835">"&lt;tr&gt;"</text:span><text:span text:style-name="T836">)</text:span></text:p>
      <text:p text:style-name="P837"><text:span text:style-name="T838"><text:s text:c="8"/></text:span><text:span text:style-name="T839">For</text:span><text:span text:style-name="T840"><text:s/></text:span><text:span text:style-name="T841">Each</text:span><text:span text:style-name="T842"><text:s/>column<text:s/></text:span><text:span text:style-name="T843">As</text:span><text:span text:style-name="T844"><text:s/>DataColumn<text:s/></text:span><text:span text:style-name="T845">In</text:span><text:span text:style-name="T846"><text:s/>dt.Columns</text:span></text:p>
      <text:p text:style-name="P847"><text:span text:style-name="T848"><text:s text:c="12"/>html.Append(</text:span><text:span text:style-name="T849">"&lt;th&gt;"</text:span><text:span text:style-name="T850">)</text:span></text:p>
      <text:p text:style-name="P851"><text:s text:c="12"/>html.Append(column.ColumnName)</text:p>
      <text:p text:style-name="P852"><text:span text:style-name="T853"><text:s text:c="12"/>html.Append(</text:span><text:span text:style-name="T854">"&lt;/th&gt;"</text:span><text:span text:style-name="T855">)</text:span></text:p>
      <text:p text:style-name="P856"><text:span text:style-name="T857"><text:s text:c="8"/></text:span><text:span text:style-name="T858">Next</text:span></text:p>
      <text:p text:style-name="P859"><text:span text:style-name="T860"><text:s text:c="8"/>html.Append(</text:span><text:span text:style-name="T861">"&lt;/tr&gt;"</text:span><text:span text:style-name="T862">)</text:span></text:p>
      <text:p text:style-name="P863"/>
      <text:p text:style-name="P864"><text:span text:style-name="T865"><text:s text:c="8"/></text:span><text:span text:style-name="T866">'Building the Data rows.</text:span></text:p>
      <text:p text:style-name="P867"><text:span text:style-name="T868"><text:s text:c="8"/></text:span><text:span text:style-name="T869">For</text:span><text:span text:style-name="T870"><text:s/></text:span><text:span text:style-name="T871">Each</text:span><text:span text:style-name="T872"><text:s/>row<text:s/></text:span><text:span text:style-name="T873">As</text:span><text:span text:style-name="T874"><text:s/>DataRow<text:s/></text:span><text:span text:style-name="T875">In</text:span><text:span text:style-name="T876"><text:s/>dt.Rows</text:span></text:p>
      <text:p text:style-name="P877"><text:span text:style-name="T878"><text:s text:c="12"/>html.Append(</text:span><text:span text:style-name="T879">"&lt;tr&gt;"</text:span><text:span text:style-name="T880">)</text:span></text:p>
      <text:p text:style-name="P881"><text:span text:style-name="T882"><text:s text:c="12"/></text:span><text:span text:style-name="T883">For</text:span><text:span text:style-name="T884"><text:s/></text:span><text:span text:style-name="T885">Each</text:span><text:span text:style-name="T886"><text:s/>column<text:s/></text:span><text:span text:style-name="T887">As</text:span><text:span text:style-name="T888"><text:s/>DataColumn<text:s/></text:span><text:span text:style-name="T889">In</text:span><text:span text:style-name="T890"><text:s/>dt.Columns</text:span></text:p>
      <text:p text:style-name="P891"><text:span text:style-name="T892"><text:s text:c="16"/>html.Append(</text:span><text:span text:style-name="T893">"&lt;td&gt;"</text:span><text:span text:style-name="T894">)</text:span></text:p>
      <text:p text:style-name="P895"><text:s text:c="16"/>html.Append(row(column.ColumnName))</text:p>
      <text:p text:style-name="P896"><text:span text:style-name="T897"><text:s text:c="16"/>html.Append(</text:span><text:span text:style-name="T898">"&lt;/td&gt;"</text:span><text:span text:style-name="T899">)</text:span></text:p>
      <text:p text:style-name="P900"><text:span text:style-name="T901"><text:s text:c="12"/></text:span><text:span text:style-name="T902">Next</text:span></text:p>
      <text:p text:style-name="P903"><text:span text:style-name="T904"><text:s text:c="12"/>html.Append(</text:span><text:span text:style-name="T905">"&lt;/tr&gt;"</text:span><text:span text:style-name="T906">)</text:span></text:p>
      <text:p text:style-name="P907"><text:span text:style-name="T908"><text:s text:c="8"/></text:span><text:span text:style-name="T909">Next</text:span></text:p>
      <text:p text:style-name="P910"/>
      <text:p text:style-name="P911"><text:span text:style-name="T912"><text:s text:c="8"/></text:span><text:span text:style-name="T913">'Table end.</text:span></text:p>
      <text:p text:style-name="P914"><text:span text:style-name="T915"><text:s text:c="8"/>html.Append(</text:span><text:span text:style-name="T916">"&lt;/table&gt;"</text:span><text:span text:style-name="T917">)</text:span></text:p>
      <text:p text:style-name="P918"/>
      <text:p text:style-name="P919"><text:span text:style-name="T920"><text:s text:c="8"/></text:span><text:span text:style-name="T921">Return</text:span><text:span text:style-name="T922"><text:s/>html</text:span></text:p>
      <text:p text:style-name="P923"/>
      <text:p text:style-name="P924"><text:span text:style-name="T925"><text:s text:c="4"/></text:span><text:span text:style-name="T926">End</text:span><text:span text:style-name="T927"><text:s/></text:span><text:span text:style-name="T928">Function</text:span></text:p>
      <text:p text:style-name="P929"><text:span text:style-name="T930">End</text:span><text:span text:style-name="T931"><text:s/></text:span><text:span text:style-name="T932">Class</text:span></text:p>
      <text:p text:style-name="P9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ama abbasi</meta:initial-creator>
    <dc:creator>usama abbasi</dc:creator>
    <meta:creation-date>2022-04-30T10:00:00Z</meta:creation-date>
    <dc:date>2022-04-30T10:00:00Z</dc:date>
    <meta:template xlink:href="Normal.dotm" xlink:type="simple"/>
    <meta:editing-cycles>1</meta:editing-cycles>
    <meta:editing-duration>PT0S</meta:editing-duration>
    <meta:document-statistic meta:page-count="1" meta:paragraph-count="16" meta:word-count="1259" meta:character-count="8424" meta:row-count="59" meta:non-whitespace-character-count="7181"/>
  </office:meta>
</office:document-meta>
</file>